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layfair Display" svg:font-family="'Playfair Display'"/>
    <style:font-face style:name="FreeSans1" svg:font-family="FreeSans" style:font-family-generic="swiss"/>
    <style:font-face style:name="Source Sans Pro" svg:font-family="'Source Sans Pro'" style:font-family-generic="swiss"/>
    <style:font-face style:name="Source Sans Pro1" svg:font-family="'Source Sans Pro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6.01pt" fo:margin-bottom="11.99pt" loext:contextual-spacing="false" style:writing-mode="page"/>
      <style:text-properties style:font-name="Source Sans Pro1" fo:font-size="12pt" fo:font-weight="normal" officeooo:rsid="001fa261" officeooo:paragraph-rsid="001fa261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top="0pt" fo:margin-bottom="6.01pt" loext:contextual-spacing="false" fo:text-align="justify" style:justify-single-word="false" style:writing-mode="page"/>
      <style:text-properties style:font-name="Source Sans Pro1" fo:font-size="12pt" fo:font-weight="normal" officeooo:rsid="001fa261" officeooo:paragraph-rsid="001fa26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pt" fo:margin-bottom="6.01pt" loext:contextual-spacing="false" fo:text-align="justify" style:justify-single-word="false" style:writing-mode="page"/>
      <style:text-properties style:font-name="Source Sans Pro1" fo:font-size="12pt" fo:font-weight="normal" officeooo:rsid="002083b0" officeooo:paragraph-rsid="002083b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pt" fo:margin-bottom="6.01pt" loext:contextual-spacing="false" fo:text-align="center" style:justify-single-word="false" style:writing-mode="page"/>
      <style:text-properties style:font-name="Source Sans Pro1" fo:font-size="12pt" fo:font-style="italic" fo:font-weight="normal" officeooo:rsid="001fa261" officeooo:paragraph-rsid="001fa261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margin-top="0pt" fo:margin-bottom="6.01pt" loext:contextual-spacing="false" fo:text-align="justify" style:justify-single-word="false" style:writing-mode="page"/>
      <style:text-properties style:font-name="Source Sans Pro1" fo:font-size="12pt" fo:font-style="normal" fo:font-weight="normal" officeooo:rsid="002083b0" officeooo:paragraph-rsid="002083b0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boxing</text:p>
      <text:p text:style-name="P2"><text:tab/>El usuario abre la caja, intrigado, y encuentra una elegante tarjeta que contiene unas muy concisas instrucciones que rezan:</text:p>
      <text:p text:style-name="P4">INSTRUCCIONES</text:p>
      <text:p text:style-name="P4">Introduzca el dispositivo en su oreja.</text:p>
      <text:p text:style-name="P4">Pulse el botón y tras oír el pitido, salude en su idioma.</text:p>
      <text:p text:style-name="P2"><text:tab/>El dispositivo responde algo como «<text:span text:style-name="T1">Hola. Estamos configurado el sistema. Puede esperar con el dispositivo en su oreja o puede tomarse un respiro hasta que esté configurado. En ese caso, encontrará el sistema configurado cuando la luz del dispositivo sea verde. </text:span></text:p>
      <text:p text:style-name="P3"><text:span text:style-name="T1">Aquí puede poner música, etc.</text:span>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layfair Display" svg:font-family="'Playfair Display'"/>
    <style:font-face style:name="FreeSans1" svg:font-family="FreeSans" style:font-family-generic="swiss"/>
    <style:font-face style:name="Source Sans Pro" svg:font-family="'Source Sans Pro'" style:font-family-generic="swiss"/>
    <style:font-face style:name="Source Sans Pro1" svg:font-family="'Source Sans Pro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ource Sans Pro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Source Sans Pro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Playfair Display" fo:font-family="'Playfair Display'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Source Sans Pro" fo:font-family="'Source Sans Pro'" style:font-family-generic="swiss" fo:font-size="11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Source Sans Pro" fo:font-family="'Source Sans Pro'" style:font-family-generic="swiss" fo:font-size="10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ans Pro" fo:font-family="'Source Sans Pro'" style:font-family-generic="swiss" fo:font-size="11pt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9:25:46.171572357</meta:creation-date>
    <meta:generator>LibreOffice/5.2.7.2$Linux_X86_64 LibreOffice_project/20m0$Build-2</meta:generator>
    <dc:date>2019-04-01T20:37:24.166003049</dc:date>
    <meta:editing-duration>PT18M6S</meta:editing-duration>
    <meta:editing-cycles>3</meta:editing-cycles>
    <meta:document-statistic meta:table-count="0" meta:image-count="0" meta:object-count="0" meta:page-count="1" meta:paragraph-count="8" meta:word-count="85" meta:character-count="533" meta:non-whitespace-character-count="451"/>
  </office:meta>
</office:document-meta>
</file>